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6 Planet-system with 60° separation ang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+Z+ → upper-righ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ter X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Center Z (Y)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-Offset</text:p>
          </table:table-cell>
          <table:table-cell table:formula="of:=SIN(RADIANS(30))*[.B6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table:formula="of:=COS(RADIANS(30))*[.B6]" office:value-type="float" office:value="433.012701892219" calcext:value-type="float">
            <text:p>433,0127018922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Z (Y)</text:p>
          </table:table-cell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formula="of:=[.B4]" office:value-type="float" office:value="10000" calcext:value-type="float">
            <text:p>10000</text:p>
          </table:table-cell>
          <table:table-cell table:formula="of:=[.B5]+[.B6]" office:value-type="float" office:value="15500" calcext:value-type="float">
            <text:p>15500</text:p>
          </table:table-cell>
        </table:table-row>
        <table:table-row table:style-name="ro1">
          <table:table-cell table:style-name="ce3" office:value-type="string" calcext:value-type="string">
            <text:p>Top-right</text:p>
          </table:table-cell>
          <table:table-cell table:formula="of:=[.B4]+[.B9]" office:value-type="float" office:value="10433.0127018922" calcext:value-type="float">
            <text:p>10433,0127018922</text:p>
          </table:table-cell>
          <table:table-cell table:formula="of:=[.B5]+[.B8]" office:value-type="float" office:value="15250" calcext:value-type="float">
            <text:p>15250</text:p>
          </table:table-cell>
        </table:table-row>
        <table:table-row table:style-name="ro1">
          <table:table-cell table:style-name="ce3" office:value-type="string" calcext:value-type="string">
            <text:p>Bottom-right</text:p>
          </table:table-cell>
          <table:table-cell table:formula="of:=[.B4]+[.B9]" office:value-type="float" office:value="10433.0127018922" calcext:value-type="float">
            <text:p>10433,0127018922</text:p>
          </table:table-cell>
          <table:table-cell table:formula="of:=[.B5]-[.B8]" office:value-type="float" office:value="14750" calcext:value-type="float">
            <text:p>14750</text:p>
          </table:table-cell>
        </table:table-row>
        <table:table-row table:style-name="ro1">
          <table:table-cell table:style-name="ce3" office:value-type="string" calcext:value-type="string">
            <text:p>Bottom</text:p>
          </table:table-cell>
          <table:table-cell table:formula="of:=[.B4]" office:value-type="float" office:value="10000" calcext:value-type="float">
            <text:p>10000</text:p>
          </table:table-cell>
          <table:table-cell table:formula="of:=[.B5]-[.B6]" office:value-type="float" office:value="14500" calcext:value-type="float">
            <text:p>14500</text:p>
          </table:table-cell>
        </table:table-row>
        <table:table-row table:style-name="ro1">
          <table:table-cell table:style-name="ce3" office:value-type="string" calcext:value-type="string">
            <text:p>Bottom-left</text:p>
          </table:table-cell>
          <table:table-cell table:formula="of:=[.B4]-[.B9]" office:value-type="float" office:value="9566.98729810778" calcext:value-type="float">
            <text:p>9566,98729810778</text:p>
          </table:table-cell>
          <table:table-cell table:formula="of:=[.B5]-[.B8]" office:value-type="float" office:value="14750" calcext:value-type="float">
            <text:p>14750</text:p>
          </table:table-cell>
        </table:table-row>
        <table:table-row table:style-name="ro1">
          <table:table-cell table:style-name="ce3" office:value-type="string" calcext:value-type="string">
            <text:p>Top-left</text:p>
          </table:table-cell>
          <table:table-cell table:formula="of:=[.B4]-[.B9]" office:value-type="float" office:value="9566.98729810778" calcext:value-type="float">
            <text:p>9566,98729810778</text:p>
          </table:table-cell>
          <table:table-cell table:formula="of:=[.B5]+[.B8]" office:value-type="float" office:value="15250" calcext:value-type="float">
            <text:p>15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3:19:35.654096511</meta:creation-date>
    <dc:date>2019-06-19T13:34:34.433435049</dc:date>
    <meta:editing-duration>PT14M56S</meta:editing-duration>
    <meta:editing-cycles>10</meta:editing-cycles>
    <meta:generator>LibreOffice/6.1.5.2$Linux_X86_64 LibreOffice_project/10$Build-2</meta:generator>
    <meta:document-statistic meta:table-count="1" meta:cell-count="32" meta:object-count="0"/>
  </office:meta>
</office:document-meta>
</file>